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6709in"/>
    </style:style>
    <style:style style:name="co10" style:family="table-column">
      <style:table-column-properties fo:break-before="auto" style:column-width="3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font-name="F" fo:font-size="12pt"/>
    </style:style>
    <style:style style:name="T3" style:family="text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ADNAT has been produced for you by people like you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ADNAT has been produced for you by people like you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ADNAT has been produced for you by people like you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7"> Years Old</text:span></text:p>
          </table:table-cell>
          <table:table-cell office:value-type="string">
            <text:p>14<text:span text:style-name="T7"> Years Old</text:span></text:p>
          </table:table-cell>
          <table:table-cell office:value-type="string">
            <text:p>15<text:span text:style-name="T7"> Years Old</text:span></text:p>
          </table:table-cell>
          <table:table-cell office:value-type="string">
            <text:p>16<text:span text:style-name="T7"> Years Old</text:span></text:p>
          </table:table-cell>
          <table:table-cell office:value-type="string">
            <text:p>17<text:span text:style-name="T7"> Years Old</text:span></text:p>
          </table:table-cell>
          <table:table-cell office:value-type="string">
            <text:p>18<text:span text:style-name="T7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Good news - it saves your answers automatically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Good news - it saves your answers automatically","skip":"null","text":"Are you male or female?","type":"SC","options":[{"value":0,"text":"Male"},{"value":1,"text":"Female"},</text:p>
          </table:table-cell>
          <table:table-cell table:style-name="ce2" table:formula="of:=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Good news - it saves your answers automatically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Feeling OK today?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Feeling OK today?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Feeling OK today?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It’s your diabetes so tell it as it is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It’s your diabetes so tell it as it is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It’s your diabetes so tell it as it is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4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8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Think before you click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Think before you click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Think before you click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feedback":"","skip":"null","text":"Do you have breakfast?","type":"SC","options":[{"value":0,"text":"Yes"},{"value":1,"text":"No"},</text:p>
          </table:table-cell>
          <table:table-cell table:style-name="ce2" table:formula="of:=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feedback":"","skip":"null","text":"Do you have lunch?","type":"SC","options":[{"value":0,"text":"Yes"},{"value":1,"text":"No"},</text:p>
          </table:table-cell>
          <table:table-cell table:style-name="ce2" table:formula="of:=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feedback":"","skip":"null","text":"Do you eat tea?","type":"SC","options":[{"value":0,"text":"Yes"},{"value":1,"text":"No"},</text:p>
          </table:table-cell>
          <table:table-cell table:style-name="ce2" table:formula="of:=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feedback":"","skip":"null","text":"Do you usually eat a snack?","type":"SC","options":[{"value":0,"text":"Yes"},{"value":1,"text":"No"},</text:p>
          </table:table-cell>
          <table:table-cell table:style-name="ce2" table:formula="of:=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6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5"> lunch and </text:span><text:span text:style-name="T6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Are you ready to answer more questions?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Are you ready to answer more questions?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Are you ready to answer more questions?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Feeling motivated?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Feeling motivated?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Feeling motivated?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4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8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You are half-way through the questionnaire already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You are half-way through the questionnaire already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You are half-way through the questionnaire already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&quot;,&quot;text&quot;:&quot;How did that make you feel?&quot;,&quot;type&quot;:&quot;TEXT&quot;,&quot;options&quot;:[">
            <text:p>{"id":65,"ordinal":76,"required":0,"category":"Managing Your Blood Glucose – Lows","info":"null","feedback":"","skip":"62.1,62.2","text":"How did that make you feel?","type":"TEXT","options":[</text:p>
          </table:table-cell>
          <table:table-cell table:style-name="ce2" table:formula="of:=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&quot;,&quot;text&quot;:&quot;How did that make you feel?&quot;,&quot;type&quot;:&quot;TEXT&quot;,&quot;options&quot;:[">
            <text:p>{"id":74,"ordinal":85,"required":0,"category":"Managing Your Blood Glucose – Highs","info":"null","feedback":"","skip":"71.1,71.2","text":"How did that make you feel?","type":"TEXT","options":[</text:p>
          </table:table-cell>
          <table:table-cell table:style-name="ce2" table:formula="of:=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n't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n't want to feel ill"},{"value":6,"text":"I know that I have to do it"},{"value":7,"text":"Nothing"},{"value":8,"text":"TEXT_OTHER"},</text:p>
          </table:table-cell>
          <table:table-cell table:style-name="ce2" table:formula="of:=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n't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Keep going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Keep going","skip":"null","text":"Do you use an insulin pump?","type":"SC","options":[{"value":0,"text":"Yes"},{"value":1,"text":"No"},</text:p>
          </table:table-cell>
          <table:table-cell table:style-name="ce2" table:formula="of:=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Keep going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7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(basal) insulin if applicable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(basal) insulin if applicable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table:style-name="ce1" office:value-type="string">
            <text:p><text:span text:style-name="T2">Including your background </text:span><text:span text:style-name="T3">(basal) </text:span><text:span text:style-name="T2">insulin if applicable, how many times do you inject insulin per day?</text:span>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n't like needles&quot;},{&quot;value&quot;:2,&quot;text&quot;:&quot;It hurts&quot;},{&quot;value&quot;:3,&quot;text&quot;:&quot;I don't have any insulin left&quot;},{&quot;value&quot;:4,&quot;text&quot;:&quot;I don't want my blood glucose to go low&quot;},{&quot;value&quot;:5,&quot;text&quot;:&quot;I can't be bothered&quot;},{&quot;value&quot;:6,&quot;text&quot;:&quot;I don't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n't want to do it in school&quot;},{&quot;value&quot;:12,&quot;text&quot;:&quot;I don't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n't like needles"},{"value":2,"text":"It hurts"},{"value":3,"text":"I don't have any insulin left"},{"value":4,"text":"I don't want my blood glucose to go low"},{"value":5,"text":"I can't be bothered"},{"value":6,"text":"I don't want to leave my friends"},{"value":7,"text":"I'm not at home"},{"value":8,"text":"If I'm ill"},{"value":9,"text":"My weight"},{"value":10,"text":"I hate having to inject with every single thing I eat"},{"value":11,"text":"I don't want to do it in school"},{"value":12,"text":"I don't want to inject in front of other people"},{"value":13,"text":"Nothing"},{"value":14,"text":"TEXT_OTHER"},</text:p>
          </table:table-cell>
          <table:table-cell table:style-name="ce2" table:formula="of:=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n't like needles</text:p>
          </table:table-cell>
          <table:table-cell office:value-type="string">
            <text:p>It hurts</text:p>
          </table:table-cell>
          <table:table-cell office:value-type="string">
            <text:p>I don't have any insulin left</text:p>
          </table:table-cell>
          <table:table-cell office:value-type="string">
            <text:p>I don't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n't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n't want to do it in school</text:p>
          </table:table-cell>
          <table:table-cell office:value-type="string">
            <text:p>I don't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Complete it later but don’t forget!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Complete it later but don’t forget!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Complete it later but don’t forget!</text:p>
          </table:table-cell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Nearly at the end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Nearly at the end","skip":"null","text":"Do you drink alcohol regularly?","type":"SC","options":[{"value":0,"text":"Yes"},{"value":1,"text":"No"},</text:p>
          </table:table-cell>
          <table:table-cell table:style-name="ce2" table:formula="of:=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early at the end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7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4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Brilliant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Brilliant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Brilliant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K136]&amp;&quot;&quot;&quot;&quot;&amp;&quot;,&quot;&quot;feedback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L136]&gt;0;&quot;{&quot;&quot;value&quot;&quot;:&quot;&amp;COLUMN([.L136])-12&amp;&quot;,&quot;&quot;text&quot;&quot;:&quot;&quot;&quot;&amp;[.L136]&amp;&quot;&quot;&quot;},&quot;;&quot;&quot;) &amp;IF([.M136]&gt;0;&quot;{&quot;&quot;value&quot;&quot;:&quot;&amp;COLUMN([.M136])-12&amp;&quot;,&quot;&quot;text&quot;&quot;:&quot;&quot;&quot;&amp;[.M136]&amp;&quot;&quot;&quot;},&quot;;&quot;&quot;) &amp;IF([.N136]&gt;0;&quot;{&quot;&quot;value&quot;&quot;:&quot;&amp;COLUMN([.N136])-12&amp;&quot;,&quot;&quot;text&quot;&quot;:&quot;&quot;&quot;&amp;[.N136]&amp;&quot;&quot;&quot;},&quot;;&quot;&quot;) &amp;IF([.O136]&gt;0;&quot;{&quot;&quot;value&quot;&quot;:&quot;&amp;COLUMN([.O136])-12&amp;&quot;,&quot;&quot;text&quot;&quot;:&quot;&quot;&quot;&amp;[.O136]&amp;&quot;&quot;&quot;},&quot;;&quot;&quot;) &amp;IF([.P136]&gt;0;&quot;{&quot;&quot;value&quot;&quot;:&quot;&amp;COLUMN([.P136])-12&amp;&quot;,&quot;&quot;text&quot;&quot;:&quot;&quot;&quot;&amp;[.P136]&amp;&quot;&quot;&quot;},&quot;;&quot;&quot;) &amp;IF([.Q136]&gt;0;&quot;{&quot;&quot;value&quot;&quot;:&quot;&amp;COLUMN([.Q136])-12&amp;&quot;,&quot;&quot;text&quot;&quot;:&quot;&quot;&quot;&amp;[.Q136]&amp;&quot;&quot;&quot;},&quot;;&quot;&quot;) &amp;IF([.R136]&gt;0;&quot;{&quot;&quot;value&quot;&quot;:&quot;&amp;COLUMN([.R136])-12&amp;&quot;,&quot;&quot;text&quot;&quot;:&quot;&quot;&quot;&amp;[.R136]&amp;&quot;&quot;&quot;},&quot;;&quot;&quot;) &amp;IF([.S136]&gt;0;&quot;{&quot;&quot;value&quot;&quot;:&quot;&amp;COLUMN([.S136])-12&amp;&quot;,&quot;&quot;text&quot;&quot;:&quot;&quot;&quot;&amp;[.S136]&amp;&quot;&quot;&quot;},&quot;;&quot;&quot;) &amp;IF([.T136]&gt;0;&quot;{&quot;&quot;value&quot;&quot;:&quot;&amp;COLUMN([.T136])-12&amp;&quot;,&quot;&quot;text&quot;&quot;:&quot;&quot;&quot;&amp;[.T136]&amp;&quot;&quot;&quot;},&quot;;&quot;&quot;) &amp;IF([.U136]&gt;0;&quot;{&quot;&quot;value&quot;&quot;:&quot;&amp;COLUMN([.U136])-12&amp;&quot;,&quot;&quot;text&quot;&quot;:&quot;&quot;&quot;&amp;[.U136]&amp;&quot;&quot;&quot;},&quot;;&quot;&quot;) &amp;IF([.V136]&gt;0;&quot;{&quot;&quot;value&quot;&quot;:&quot;&amp;COLUMN([.V136])-12&amp;&quot;,&quot;&quot;text&quot;&quot;:&quot;&quot;&quot;&amp;[.V136]&amp;&quot;&quot;&quot;},&quot;;&quot;&quot;) &amp;IF([.W136]&gt;0;&quot;{&quot;&quot;value&quot;&quot;:&quot;&amp;COLUMN([.W136])-12&amp;&quot;,&quot;&quot;text&quot;&quot;:&quot;&quot;&quot;&amp;[.W136]&amp;&quot;&quot;&quot;},&quot;;&quot;&quot;) &amp;IF([.X136]&gt;0;&quot;{&quot;&quot;value&quot;&quot;:&quot;&amp;COLUMN([.X136])-12&amp;&quot;,&quot;&quot;text&quot;&quot;:&quot;&quot;&quot;&amp;[.X136]&amp;&quot;&quot;&quot;},&quot;;&quot;&quot;) &amp;IF([.Y136]&gt;0;&quot;{&quot;&quot;value&quot;&quot;:&quot;&amp;COLUMN([.Y136])-12&amp;&quot;,&quot;&quot;text&quot;&quot;:&quot;&quot;&quot;&amp;[.Y136]&amp;&quot;&quot;&quot;},&quot;;&quot;&quot;) &amp;IF([.Z136]&gt;0;&quot;{&quot;&quot;value&quot;&quot;:&quot;&amp;COLUMN([.Z136])-12&amp;&quot;,&quot;&quot;text&quot;&quot;:&quot;&quot;&quot;&amp;[.Z136]&amp;&quot;&quot;&quot;},&quot;;&quot;&quot;) &amp;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" office:value-type="string" office:string-value="{&quot;id&quot;:118,&quot;ordinal&quot;:134,&quot;required&quot;:1,&quot;category&quot;:&quot;About You&quot;,&quot;info&quot;:&quot;null&quot;,&quot;feedback&quot;:&quot;&quot;,&quot;skip&quot;:&quot;null&quot;,&quot;text&quot;:&quot;Now see your score and submit your survey by checking 'Submit my survey' and clicking next!&quot;,&quot;type&quot;:&quot;MC&quot;,&quot;options&quot;:[{&quot;value&quot;:0,&quot;text&quot;:&quot;Submit my survey&quot;},">
            <text:p>{"id":118,"ordinal":134,"required":1,"category":"About You","info":"null","feedback":"","skip":"null","text":"Now see your score and submit your survey by checking 'Submit my survey' and clicking next!","type":"MC","options":[{"value":0,"text":"Submit my survey"},</text:p>
          </table:table-cell>
          <table:table-cell table:style-name="ce2" table:formula="of:=IF([.AC136]&gt;0;&quot;{&quot;&quot;value&quot;&quot;:&quot;&amp;COLUMN([.AC136])-12&amp;&quot;,&quot;&quot;text&quot;&quot;:&quot;&quot;&quot;&amp;[.AC136]&amp;&quot;&quot;&quot;},&quot;;&quot;&quot;) &amp;IF([.AD136]&gt;0;&quot;{&quot;&quot;value&quot;&quot;:&quot;&amp;COLUMN([.AD136])-12&amp;&quot;,&quot;&quot;text&quot;&quot;:&quot;&quot;&quot;&amp;[.AD136]&amp;&quot;&quot;&quot;},&quot;;&quot;&quot;) &amp;IF([.AE136]&gt;0;&quot;{&quot;&quot;value&quot;&quot;:&quot;&amp;COLUMN([.AE136])-12&amp;&quot;,&quot;&quot;text&quot;&quot;:&quot;&quot;&quot;&amp;[.AE136]&amp;&quot;&quot;&quot;},&quot;;&quot;&quot;) &amp;IF([.AF136]&gt;0;&quot;{&quot;&quot;value&quot;&quot;:&quot;&amp;COLUMN([.AF136])-12&amp;&quot;,&quot;&quot;text&quot;&quot;:&quot;&quot;&quot;&amp;[.AF136]&amp;&quot;&quot;&quot;},&quot;;&quot;&quot;) &amp;IF([.AG136]&gt;0;&quot;{&quot;&quot;value&quot;&quot;:&quot;&amp;COLUMN([.AG136])-12&amp;&quot;,&quot;&quot;text&quot;&quot;:&quot;&quot;&quot;&amp;[.AG136]&amp;&quot;&quot;&quot;},&quot;;&quot;&quot;) &amp;IF([.AH136]&gt;0;&quot;{&quot;&quot;value&quot;&quot;:&quot;&amp;COLUMN([.AH136])-12&amp;&quot;,&quot;&quot;text&quot;&quot;:&quot;&quot;&quot;&amp;[.AH136]&amp;&quot;&quot;&quot;},&quot;;&quot;&quot;) &amp;IF([.AI136]&gt;0;&quot;{&quot;&quot;value&quot;&quot;:&quot;&amp;COLUMN([.AI136])-12&amp;&quot;,&quot;&quot;text&quot;&quot;:&quot;&quot;&quot;&amp;[.AI136]&amp;&quot;&quot;&quot;},&quot;;&quot;&quot;) &amp;IF([.AJ136]&gt;0;&quot;{&quot;&quot;value&quot;&quot;:&quot;&amp;COLUMN([.AJ136])-12&amp;&quot;,&quot;&quot;text&quot;&quot;:&quot;&quot;&quot;&amp;[.AJ136]&amp;&quot;&quot;&quot;},&quot;;&quot;&quot;) &amp;IF([.AK136]&gt;0;&quot;{&quot;&quot;value&quot;&quot;:&quot;&amp;COLUMN([.AK136])-12&amp;&quot;,&quot;&quot;text&quot;&quot;:&quot;&quot;&quot;&amp;[.AK136]&amp;&quot;&quot;&quot;},&quot;;&quot;&quot;) &amp;IF([.AL136]&gt;0;&quot;{&quot;&quot;value&quot;&quot;:&quot;&amp;COLUMN([.AL136])-12&amp;&quot;,&quot;&quot;text&quot;&quot;:&quot;&quot;&quot;&amp;[.AL136]&amp;&quot;&quot;&quot;},&quot;;&quot;&quot;) &amp;IF([.AM136]&gt;0;&quot;{&quot;&quot;value&quot;&quot;:&quot;&amp;COLUMN([.AM136])-12&amp;&quot;,&quot;&quot;text&quot;&quot;:&quot;&quot;&quot;&amp;[.AM136]&amp;&quot;&quot;&quot;},&quot;;&quot;&quot;) &amp;IF([.AN136]&gt;0;&quot;{&quot;&quot;value&quot;&quot;:&quot;&amp;COLUMN([.AN136])-12&amp;&quot;,&quot;&quot;text&quot;&quot;:&quot;&quot;&quot;&amp;[.AN136]&amp;&quot;&quot;&quot;},&quot;;&quot;&quot;) &amp;IF([.AO136]&gt;0;&quot;{&quot;&quot;value&quot;&quot;:&quot;&amp;COLUMN([.AO136])-12&amp;&quot;,&quot;&quot;text&quot;&quot;:&quot;&quot;&quot;&amp;[.AO136]&amp;&quot;&quot;&quot;},&quot;;&quot;&quot;) &amp;IF([.AP136]&gt;0;&quot;{&quot;&quot;value&quot;&quot;:&quot;&amp;COLUMN([.AP136])-12&amp;&quot;,&quot;&quot;text&quot;&quot;:&quot;&quot;&quot;&amp;[.AP136]&amp;&quot;&quot;&quot;},&quot;;&quot;&quot;) &amp;IF([.AQ136]&gt;0;&quot;{&quot;&quot;value&quot;&quot;:&quot;&amp;COLUMN([.AQ136])-12&amp;&quot;,&quot;&quot;text&quot;&quot;:&quot;&quot;&quot;&amp;[.AQ136]&amp;&quot;&quot;&quot;},&quot;;&quot;&quot;) &amp;IF([.AR136]&gt;0;&quot;{&quot;&quot;value&quot;&quot;:&quot;&amp;COLUMN([.AR136])-12&amp;&quot;,&quot;&quot;text&quot;&quot;:&quot;&quot;&quot;&amp;[.AR136]&amp;&quot;&quot;&quot;},&quot;;&quot;&quot;) &amp;IF([.AS136]&gt;0;&quot;{&quot;&quot;value&quot;&quot;:&quot;&amp;COLUMN([.AS136])-12&amp;&quot;,&quot;&quot;text&quot;&quot;:&quot;&quot;&quot;&amp;[.AS136]&amp;&quot;&quot;&quot;},&quot;;&quot;&quot;) &amp;IF([.AT136]&gt;0;&quot;{&quot;&quot;value&quot;&quot;:&quot;&amp;COLUMN([.AT136])-12&amp;&quot;,&quot;&quot;text&quot;&quot;:&quot;&quot;&quot;&amp;[.AT136]&amp;&quot;&quot;&quot;},&quot;;&quot;&quot;)">
            <text:p/>
          </table:table-cell>
          <table:table-cell table:style-name="ce1" table:formula="of:=IF([.AU136]&gt;0;&quot;{&quot;&quot;value&quot;&quot;:&quot;&amp;COLUMN([.AU136])-12&amp;&quot;,&quot;&quot;text&quot;&quot;:&quot;&quot;&quot;&amp;[.AU136]&amp;&quot;&quot;&quot;},&quot;;&quot;&quot;) &amp;IF([.AV136]&gt;0;&quot;{&quot;&quot;value&quot;&quot;:&quot;&amp;COLUMN([.AV136])-12&amp;&quot;,&quot;&quot;text&quot;&quot;:&quot;&quot;&quot;&amp;[.AV136]&amp;&quot;&quot;&quot;},&quot;;&quot;&quot;) &amp;IF([.AW136]&gt;0;&quot;{&quot;&quot;value&quot;&quot;:&quot;&amp;COLUMN([.AW136])-12&amp;&quot;,&quot;&quot;text&quot;&quot;:&quot;&quot;&quot;&amp;[.AW136]&amp;&quot;&quot;&quot;},&quot;;&quot;&quot;) &amp;IF([.AX136]&gt;0;&quot;{&quot;&quot;value&quot;&quot;:&quot;&amp;COLUMN([.AX136])-12&amp;&quot;,&quot;&quot;text&quot;&quot;:&quot;&quot;&quot;&amp;[.AX136]&amp;&quot;&quot;&quot;},&quot;;&quot;&quot;) &amp;IF([.AY136]&gt;0;&quot;{&quot;&quot;value&quot;&quot;:&quot;&amp;COLUMN([.AY136])-12&amp;&quot;,&quot;&quot;text&quot;&quot;:&quot;&quot;&quot;&amp;[.AY136]&amp;&quot;&quot;&quot;},&quot;;&quot;&quot;) &amp;IF([.AZ136]&gt;0;&quot;{&quot;&quot;value&quot;&quot;:&quot;&amp;COLUMN([.AZ136])-12&amp;&quot;,&quot;&quot;text&quot;&quot;:&quot;&quot;&quot;&amp;[.AZ136]&amp;&quot;&quot;&quot;},&quot;;&quot;&quot;) &amp;IF([.BA136]&gt;0;&quot;{&quot;&quot;value&quot;&quot;:&quot;&amp;COLUMN([.BA136])-12&amp;&quot;,&quot;&quot;text&quot;&quot;:&quot;&quot;&quot;&amp;[.BA136]&amp;&quot;&quot;&quot;},&quot;;&quot;&quot;) &amp;IF([.BB136]&gt;0;&quot;{&quot;&quot;value&quot;&quot;:&quot;&amp;COLUMN([.BB136])-12&amp;&quot;,&quot;&quot;text&quot;&quot;:&quot;&quot;&quot;&amp;[.BB136]&amp;&quot;&quot;&quot;},&quot;;&quot;&quot;) &amp;IF([.BC136]&gt;0;&quot;{&quot;&quot;value&quot;&quot;:&quot;&amp;COLUMN([.BC136])-12&amp;&quot;,&quot;&quot;text&quot;&quot;:&quot;&quot;&quot;&amp;[.BC136]&amp;&quot;&quot;&quot;},&quot;;&quot;&quot;) &amp;IF([.BD136]&gt;0;&quot;{&quot;&quot;value&quot;&quot;:&quot;&amp;COLUMN([.BD136])-12&amp;&quot;,&quot;&quot;text&quot;&quot;:&quot;&quot;&quot;&amp;[.BD136]&amp;&quot;&quot;&quot;},&quot;;&quot;&quot;) &amp;IF([.BE136]&gt;0;&quot;{&quot;&quot;value&quot;&quot;:&quot;&amp;COLUMN([.BE136])-12&amp;&quot;,&quot;&quot;text&quot;&quot;:&quot;&quot;&quot;&amp;[.BE136]&amp;&quot;&quot;&quot;},&quot;;&quot;&quot;) &amp;IF([.BF136]&gt;0;&quot;{&quot;&quot;value&quot;&quot;:&quot;&amp;COLUMN([.BF136])-12&amp;&quot;,&quot;&quot;text&quot;&quot;:&quot;&quot;&quot;&amp;[.BF136]&amp;&quot;&quot;&quot;},&quot;;&quot;&quot;) &amp;IF([.BG136]&gt;0;&quot;{&quot;&quot;value&quot;&quot;:&quot;&amp;COLUMN([.BG136])-12&amp;&quot;,&quot;&quot;text&quot;&quot;:&quot;&quot;&quot;&amp;[.BG136]&amp;&quot;&quot;&quot;},&quot;;&quot;&quot;) &amp;IF([.BH136]&gt;0;&quot;{&quot;&quot;value&quot;&quot;:&quot;&amp;COLUMN([.BH136])-12&amp;&quot;,&quot;&quot;text&quot;&quot;:&quot;&quot;&quot;&amp;[.BH136]&amp;&quot;&quot;&quot;},&quot;;&quot;&quot;) &amp;IF([.BI136]&gt;0;&quot;{&quot;&quot;value&quot;&quot;:&quot;&amp;COLUMN([.BI136])-12&amp;&quot;,&quot;&quot;text&quot;&quot;:&quot;&quot;&quot;&amp;[.BI136]&amp;&quot;&quot;&quot;},&quot;;&quot;&quot;) &amp;IF([.BJ136]&gt;0;&quot;{&quot;&quot;value&quot;&quot;:&quot;&amp;COLUMN([.BJ136])-12&amp;&quot;,&quot;&quot;text&quot;&quot;:&quot;&quot;&quot;&amp;[.BJ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8">
            <text:p>118</text:p>
          </table:table-cell>
          <table:table-cell office:value-type="string">
            <text:p>Now see your score and submit your survey by checking 'Submit my survey' and clicking next!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ubmit my survey</text:p>
          </table:table-cell>
          <table:table-cell table:number-columns-repeated="50"/>
          <table:table-cell table:number-columns-repeated="96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 style:data-style-name="N2" text:time-value="0000-00-00T23:15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2-24T23:24:52</dc:date>
    <dc:creator>Eric Link</dc:creator>
    <meta:editing-duration>PT4H34M20S</meta:editing-duration>
    <meta:editing-cycles>77</meta:editing-cycles>
    <meta:generator>LibreOffice/4.0.0.3$MacOSX_x86 LibreOffice_project/53fd80e80f44edd735c18dbc5b6cde811e0a15c</meta:generator>
    <meta:document-statistic meta:table-count="3" meta:cell-count="8431" meta:object-count="0"/>
  </office:meta>
</office:document-meta>
</file>